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 style:master-page-name="Standard">
      <style:table-properties style:width="16.002cm" fo:margin-left="0cm" fo:margin-right="0cm" fo:margin-top="0cm" fo:margin-bottom="0cm" style:page-number="auto" table:align="margins" style:writing-mode="lr-tb"/>
    </style:style>
    <style:style style:name="Table1.A" style:family="table-column">
      <style:table-column-properties style:column-width="8.001cm" style:rel-column-width="4603*"/>
    </style:style>
    <style:style style:name="Table1.B" style:family="table-column">
      <style:table-column-properties style:column-width="7.999cm" style:rel-column-width="4602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T1" style:family="text">
      <style:text-properties fo:language="de" fo:country="DE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  <text:p text:style-name="P1">N1 refers to “reference implementation” which is not something endorsed by OMG.</text:p>
            <text:p text:style-name="P1">Confusingly it refers to a “second reference implementation” which defeats the point.</text:p>
            <text:p text:style-name="P1">And Annex O describes yet another one.</text:p>
            <text:p text:style-name="P1"/>
          </table:table-cell>
          <table:table-cell table:style-name="Table1.A1" office:value-type="string">
            <text:p text:style-name="P1">Resolved. “Reference implementation” was removed and replaced by “an implementation” and “another implementation, respectively in N1 and Annex 0. </text:p>
          </table:table-cell>
        </table:table-row>
        <table:table-row table:style-name="Table1.1">
          <table:table-cell table:style-name="Table1.A1" office:value-type="string">
            <text:p text:style-name="P1">It needs to declare an “IP Mode” (e.g. Non-assert). </text:p>
          </table:table-cell>
          <table:table-cell table:style-name="Table1.A1" office:value-type="string">
            <text:p text:style-name="P1"><text:span text:style-name="T2">TODO</text:span></text:p>
            <text:p text:style-name="P1">The RFP calls for non-assert</text:p>
          </table:table-cell>
        </table:table-row>
        <table:table-row table:style-name="Table1.1">
          <table:table-cell table:style-name="Table1.A1" office:value-type="string">
            <text:p text:style-name="P1">We should consider whether the registry in section 2 should be managed by OMG.</text:p>
            <text:p text:style-name="P1">Also whether the presence of a language in the registry constitutes any sort of endorsement or certification that it’s been deemed DOL-compliant.</text:p>
            <text:p text:style-name="P1"> </text:p>
            <text:p text:style-name="P1"/>
          </table:table-cell>
          <table:table-cell table:style-name="Table1.A1" office:value-type="string">
            <text:p text:style-name="P1">To be discussed by ADTF and <text:bookmark text:name="_GoBack"/>AB</text:p>
          </table:table-cell>
        </table:table-row>
        <table:table-row table:style-name="Table1.1">
          <table:table-cell table:style-name="Table1.A1" office:value-type="string">
            <text:p text:style-name="P1">The use of the term “institution” seems odd, not helped by either of the 2 definitions (in 5 and 11).</text:p>
            <text:p text:style-name="P1"> </text:p>
            <text:p text:style-name="P1"/>
          </table:table-cell>
          <table:table-cell table:style-name="Table1.A1" office:value-type="string">
            <text:p text:style-name="P1">This is a technical term from the literature. The definition in section 4 is an informal <text:s/>explanation, section 11 contains the formal definition. </text:p>
            <text:p text:style-name="P1">The following note was added: </text:p>
            <text:p text:style-name="P1">“In order to support a broad range of </text:p>
            <text:p text:style-name="P1">OMS languages and enable interoperability between them, </text:p>
            <text:p text:style-name="P1">the semantics of \DOL needs to be defined in a way that abstracts from </text:p>
            <text:p text:style-name="P1">the differences of the logic language aspects of <text:s/>OMS languages. </text:p>
            <text:p text:style-name="P1">Institutions provide such a framework.”</text:p>
          </table:table-cell>
        </table:table-row>
        <table:table-row table:style-name="Table1.1">
          <table:table-cell table:style-name="Table1.A1" office:value-type="string">
            <text:p text:style-name="P1">Section 2.5 (Application Conformance) is a bit loose: there are several statements of the form “We expect most..”, “…the application may…”, “…that application has to be capable of…”, “…applications should also be able to…”.</text:p>
            <text:p text:style-name="P1">Out of all this, and ignoring the “shoulds”  it seems the only application conformance requirements are:</text:p>
            <text:p text:style-name="P1">- Capable of producing DOL-conforming documents</text:p>
            <text:p text:style-name="P1">- Capable of exporting documents with explicit references to the logics used</text:p>
            <text:p text:style-name="P1">Is that it? If not the wording should be tightened.</text:p>
            <text:p text:style-name="P1">Also I think it’s missing a huge amount of functionality in terms of executing the transformations and queries that I’d expect could be supported in software.</text:p>
            <text:p text:style-name="P1"><text:soft-page-break/>The use cases in section 7 are excellent, but could use an introductory note to say that they also include examples framed in the DOL language – for which people will need to refer ahead to clause 10.</text:p>
          </table:table-cell>
          <table:table-cell table:style-name="Table1.A1" office:value-type="string">
            <text:p text:style-name="P1"><text:s/></text:p>
          </table:table-cell>
        </table:table-row>
        <table:table-row table:style-name="Table1.1">
          <table:table-cell table:style-name="Table1.A1" office:value-type="string">
            <text:p text:style-name="P1">The introductory material does get a bit repetitive. I can see maintenance problems if something changes!</text:p>
            <text:p text:style-name="P2"/>
          </table:table-cell>
          <table:table-cell table:style-name="Table1.A1" office:value-type="string">
            <text:p text:style-name="P1">This is indeed a problem. However, at the same time, because the formal semantics of DOL is so technical, we thought that we need to make the standard accessible. </text:p>
            <text:p text:style-name="P1"/>
            <text:p text:style-name="P1">Shall we remove some of the material? </text:p>
          </table:table-cell>
        </table:table-row>
        <table:table-row table:style-name="Table1.1">
          <table:table-cell table:style-name="Table1.A1" office:value-type="string">
            <text:p text:style-name="P1"> </text:p>
            <text:p text:style-name="P1">Informative clauses should be more clearly shown with (Informative) under the title in the same font.</text:p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ection 9.1 uses “category” which is not defined in the glossary.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ection 9 overall I would have expected to see the abstract Syntax expressed in MOF as implied earlier. As it stands 9.2 seems identical to 10.2. The non-normative MOF metamodel in Annex M is very skimpy and missing lots of required detail.</text:p>
            <text:p text:style-name="P1"> 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46: the footnote details more “modern” variances used from the ISO EBNF standard. These need to be explained more prominently e.g. section 5 and 3 not in a footnote</text:p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Likewise the footnote on p49 seems to contain important definitional material. Though it seems to use several non-defined terms e.g. “unsatisfiability”, “model finder”, “unique model property”</text:p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10.4.1 the keywords should be an alphabetical list one word per line</text:p>
          </table:table-cell>
          <table:table-cell table:style-name="Table1.A1" office:value-type="string">
            <text:p text:style-name="P1">Done. </text:p>
          </table:table-cell>
        </table:table-row>
        <table:table-row table:style-name="Table1.1">
          <table:table-cell table:style-name="Table1.A1" office:value-type="string">
            <text:p text:style-name="P1">One challenge is that the document has References in section 3 and at the end of the document. It’s thus not clear which of 2 documents a reference like [3] references!</text:p>
          </table:table-cell>
          <table:table-cell table:style-name="Table1.A1" office:value-type="string">
            <text:p text:style-name="P1">The enumeration style for the normative references has been changed. Thus, the ambiguity is resolved. 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>Also I think that 73 non-normative references is a bit much for a specification. And that’s excluding the further references tucked away in footnotes.</text:p>
            <text:p text:style-name="P1"><text:soft-page-break/>The combination of this together with the extensive footnotes and use of “we” make it seem, at times, more like an academic paper than a specification.</text:p>
            <text:p text:style-name="P1">Though notwithstanding that, it’s still better as a specification than most I’ve seen.</text:p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ection F: MOF has its own semantics not necessarily the same as UML. CMOF does have some semi-formal semantics defined using a similar domain approach though expressed through instance diagrams and OCL.</text:p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nnex K: needs an introduction</text:p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1"><text:line-break/> </text:p>
      <text:p text:style-name="P1"/>
      <text:p text:style-name="P1"> </text:p>
      <text:p text:style-name="P1"> </text:p>
      <text:p text:style-name="P1"/>
      <text:p text:style-name="P1"> </text:p>
      <text:p text:style-name="P1"> </text:p>
      <text:p text:style-name="P1"/>
      <text:p text:style-name="P1"> </text:p>
      <text:p text:style-name="P1"> </text:p>
      <text:p text:style-name="P1"> </text:p>
      <text:p text:style-name="P1"> </text:p>
      <text:p text:style-name="P1"> </text:p>
      <text:p text:style-name="P1"> 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de" style:country-asian="DE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</meta:initial-creator>
    <meta:editing-cycles>5</meta:editing-cycles>
    <meta:creation-date>2015-06-14T20:27:00</meta:creation-date>
    <dc:date>2015-06-15T16:21:44.955991000</dc:date>
    <meta:editing-duration>PT11M34S</meta:editing-duration>
    <meta:generator>LibreOffice/4.4.1.2$MacOSX_X86_64 LibreOffice_project/45e2de17089c24a1fa810c8f975a7171ba4cd432</meta:generator>
    <meta:document-statistic meta:table-count="1" meta:image-count="0" meta:object-count="0" meta:page-count="3" meta:paragraph-count="58" meta:word-count="676" meta:character-count="4140" meta:non-whitespace-character-count="34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